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Franklin Gothic Demi" svg:font-family="Franklin Gothic Demi" style:font-family-generic="swiss" style:font-pitch="variable" svg:panose-1="2 11 7 3 2 1 2 2 2 4"/>
    <style:font-face style:name="Arial" svg:font-family="Arial" style:font-family-generic="swiss" style:font-pitch="variable" svg:panose-1="2 11 6 4 2 2 2 2 2 4"/>
    <style:font-face style:name="Franklin Gothic Medium" svg:font-family="Franklin Gothic Medium" style:font-family-generic="swiss" style:font-pitch="variable" svg:panose-1="2 11 6 3 2 1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18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9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7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2" style:parent-style-name="Standard" style:family="paragraph">
      <style:paragraph-properties>
        <style:tab-stops>
          <style:tab-stop style:type="left" style:position="2.0729in"/>
        </style:tab-stops>
      </style:paragraph-properties>
    </style:style>
    <style:style style:name="T33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name="P34" style:parent-style-name="Standard" style:family="paragraph">
      <style:paragraph-properties fo:margin-bottom="0.1388in" fo:line-height="115%"/>
      <style:text-properties style:font-name="Franklin Gothic Medium" style:font-name-asian="Calibri" style:language-asian="en" style:country-asian="US"/>
    </style:style>
    <style:style style:name="P35" style:parent-style-name="Standard" style:family="paragraph">
      <style:text-properties style:font-name="Franklin Gothic Medium"/>
    </style:style>
    <style:style style:name="P36" style:parent-style-name="Standard" style:family="paragraph">
      <style:text-properties style:font-name="Franklin Gothic Medium"/>
    </style:style>
    <style:style style:name="P37" style:parent-style-name="Standard" style:family="paragraph">
      <style:paragraph-properties fo:margin-bottom="0.1388in" fo:line-height="115%"/>
      <style:text-properties style:font-name="Arial" style:font-name-asian="Calibri" style:font-name-complex="Arial" style:language-asian="en" style:country-asian="US"/>
    </style:style>
    <style:style style:name="P38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Arial" style:font-name-complex="Arial"/>
    </style:style>
    <style:style style:name="P39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Arial" style:font-name-complex="Arial"/>
    </style:style>
    <style:style style:name="P40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Arial" style:font-name-complex="Arial"/>
    </style:style>
    <style:style style:name="P41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Arial" style:font-name-complex="Arial"/>
    </style:style>
    <style:style style:name="P42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Arial" style:font-name-complex="Arial"/>
    </style:style>
    <style:style style:name="P43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Arial" style:font-name-complex="Arial"/>
    </style:style>
    <style:style style:name="P44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/>
    </style:style>
    <style:style style:name="P45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/>
    </style:style>
    <style:style style:name="P46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/>
    </style:style>
    <style:style style:name="P47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/>
    </style:style>
    <style:style style:name="P48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/>
    </style:style>
    <style:style style:name="P49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/>
    </style:style>
    <style:style style:name="P50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/>
    </style:style>
    <style:style style:name="P51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/>
    </style:style>
    <style:style style:name="P52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/>
    </style:style>
    <style:style style:name="P53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/>
    </style:style>
    <style:style style:name="P54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 fo:font-size="9pt" style:font-size-asian="9pt"/>
    </style:style>
    <style:style style:name="P55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 fo:font-size="9pt" style:font-size-asian="9pt"/>
    </style:style>
    <style:style style:name="P56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 fo:font-size="9pt" style:font-size-asian="9pt"/>
    </style:style>
    <style:style style:name="P57" style:parent-style-name="Standard" style:family="paragraph">
      <style:paragraph-properties>
        <style:tab-stops>
          <style:tab-stop style:type="left" style:position="0.6562in"/>
        </style:tab-stops>
      </style:paragraph-properties>
      <style:text-properties style:font-name="Franklin Gothic Medium" fo:font-size="9pt" style:font-size-asian="9pt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><draw:frame draw:z-index="251652608" draw:id="id6" draw:style-name="a7" draw:name="Text Box 3" text:anchor-type="paragraph" svg:x="4.17153in" svg:y="0.05903in" svg:width="2.60417in" svg:height="2.25in" style:rel-width="scale" style:rel-height="scale"><draw:text-box><text:p text:style-name="P18">Softnetz UG (haftungsbeschränkt)</text:p><text:p text:style-name="P19">Sturmholzsiedlung 20</text:p><text:p text:style-name="P20">39576 Stendal</text:p><text:p text:style-name="P21"/><text:p text:style-name="P22">Tel.: 03931 568919</text:p><text:p text:style-name="P23">E-Mail: m.hoffmann@softnetz.de</text:p><text:p text:style-name="P24">Internet: www.softnetz.de</text:p><text:p text:style-name="P25"/><text:p text:style-name="P26">Datum: 01.08.2018<text:line-break/>Kunde Nr.: 1234</text:p></draw:text-box><svg:title/><svg:desc/></draw:frame><draw:frame draw:z-index="251651584" draw:id="id7" draw:style-name="a8" draw:name="Text Box 2" text:anchor-type="paragraph" svg:x="-0.125in" svg:y="0.06319in" svg:width="3.01042in" svg:height="1.375in" style:rel-width="scale" style:rel-height="scale"><draw:text-box><text:p text:style-name="P27">Softnetz UG (haftungsbeschränkt)</text:p><text:p text:style-name="P28">Sturmholzsiedlung 20 – 39576 Stendal</text:p><text:p text:style-name="P29"/><text:p text:style-name="P30">Mustermann GmbH<text:line-break/>Herrn Max Mustermann</text:p><text:p text:style-name="P31">12345 Stadthausen</text:p></draw:text-box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3632" draw:id="id8" draw:style-name="a9" draw:name="Text Box 4" text:anchor-type="paragraph" svg:x="-0.12986in" svg:y="0.16806in" svg:width="2.94792in" svg:height="0.64514in" style:rel-width="scale" style:rel-height="scale"><draw:text-box><text:p text:style-name="Standard"><text:span text:style-name="T33">Geschäftsbrief</text:span></text:p></draw:text-box><svg:title/><svg:desc/></draw:frame></text:p>
      <text:p text:style-name="P34"/>
      <text:p text:style-name="P35"/>
      <text:p text:style-name="P36"/>
      <text:p text:style-name="P37">Sehr geehrter Herr Mustermann,</text:p>
      <text:p text:style-name="P38">wenn Sie mit Geschäftspartnern und Kunden schriftlich<text:s/>korrespondieren möchten, müssen Sie bei der Erstellung Ihrer Geschäftsbriefe einige gesetzliche Vorschriften einhalten. Je nach Art des Unternehmens gelten hier unterschiedliche Anforderungen.</text:p>
      <text:p text:style-name="P39"/>
      <text:p text:style-name="P40">Bei Rückfragen können Sie sich jederzeit gerne an uns wenden.</text:p>
      <text:p text:style-name="P41"/>
      <text:p text:style-name="P42">Herzliche Grüße</text:p>
      <text:p text:style-name="P43">Firma xxx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Franklin Gothic Demi" svg:font-family="Franklin Gothic Demi" style:font-family-generic="swiss" style:font-pitch="variable" svg:panose-1="2 11 7 3 2 1 2 2 2 4"/>
    <style:font-face style:name="Arial" svg:font-family="Arial" style:font-family-generic="swiss" style:font-pitch="variable" svg:panose-1="2 11 6 4 2 2 2 2 2 4"/>
    <style:font-face style:name="Franklin Gothic Medium" svg:font-family="Franklin Gothic Medium" style:font-family-generic="swiss" style:font-pitch="variable" svg:panose-1="2 11 6 3 2 1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font-size="12pt" style:font-size-asian="12pt" style:font-size-complex="12pt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984in" fo:margin-bottom="0.7479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98in"/>
      </style:header-style>
      <style:footer-style>
        <style:header-footer-properties style:dynamic-spacing="true" fo:min-height="0.0395in"/>
      </style:footer-style>
    </style:page-layout>
    <style:style style:name="P2" style:parent-style-name="Kopfzeile" style:family="paragraph">
      <style:paragraph-properties fo:margin-left="-0.3541in">
        <style:tab-stops>
          <style:tab-stop style:type="center" style:position="3.5041in"/>
          <style:tab-stop style:type="right" style:position="6.6541in"/>
        </style:tab-stops>
      </style:paragraph-properties>
    </style:style>
    <style:style style:name="P3" style:parent-style-name="Standard" style:family="paragraph">
      <style:text-properties style:font-name="Century Gothic" style:font-name-complex="Calibri Light" fo:font-size="10pt" style:font-size-asian="10pt" style:font-size-complex="10pt"/>
    </style:style>
    <style:style style:name="T4" style:parent-style-name="Absatz-Standardschriftart" style:family="text">
      <style:text-properties style:font-name="Franklin Gothic Demi" fo:font-size="18pt" style:font-size-asian="18pt" style:font-size-complex="20pt"/>
    </style:style>
    <style:style style:name="P5" style:parent-style-name="Standard" style:family="paragraph">
      <style:text-properties style:font-name="Franklin Gothic Demi" fo:font-size="18pt" style:font-size-asian="18pt" style:font-size-complex="20pt"/>
    </style:style>
    <style:style style:name="P6" style:parent-style-name="Standard" style:family="paragraph">
      <style:text-properties style:font-name="Arial" style:font-name-complex="Arial" fo:font-size="9pt" style:font-size-asian="9pt" style:font-size-complex="8pt"/>
    </style:style>
    <style:style style:name="P7" style:parent-style-name="Standard" style:family="paragraph">
      <style:text-properties style:font-name="Arial" style:font-name-complex="Arial" fo:font-size="9pt" style:font-size-asian="9pt" style:font-size-complex="8pt"/>
    </style:style>
    <style:style style:name="P8" style:parent-style-name="Standard" style:family="paragraph">
      <style:text-properties style:font-name="Arial" style:font-name-complex="Arial" fo:font-size="9pt" style:font-size-asian="9pt" style:font-size-complex="8pt"/>
    </style:style>
    <style:style style:name="P9" style:parent-style-name="Standard" style:family="paragraph">
      <style:text-properties style:font-name="Arial" style:font-name-complex="Arial" fo:font-size="14pt" style:font-size-asian="14pt"/>
    </style:style>
    <style:style style:name="P10" style:parent-style-name="Standard" style:family="paragraph">
      <style:text-properties style:font-name="Arial" style:font-name-complex="Arial" fo:font-size="9pt" style:font-size-asian="9pt" style:font-size-complex="9pt"/>
    </style:style>
    <style:style style:name="P11" style:parent-style-name="Standard" style:family="paragraph">
      <style:text-properties style:font-name="Arial" style:font-name-complex="Arial" fo:font-size="9pt" style:font-size-asian="9pt" style:font-size-complex="9pt"/>
    </style:style>
    <style:style style:name="P12" style:parent-style-name="Standard" style:family="paragraph">
      <style:text-properties style:font-name="Arial" style:font-name-complex="Arial" fo:font-size="9pt" style:font-size-asian="9pt" style:font-size-complex="9pt"/>
    </style:style>
    <style:style style:name="P13" style:parent-style-name="Standard" style:family="paragraph">
      <style:text-properties fo:font-size="9pt" style:font-size-asian="9pt" style:font-size-complex="9pt"/>
    </style:style>
    <style:style style:name="P14" style:parent-style-name="Standard" style:family="paragraph">
      <style:text-properties style:font-name="Arial" style:font-name-complex="Arial" fo:font-size="9pt" style:font-size-asian="9pt" style:font-size-complex="8pt"/>
    </style:style>
    <style:style style:name="P15" style:parent-style-name="Standard" style:family="paragraph">
      <style:text-properties style:font-name="Arial" style:font-name-complex="Arial" fo:font-size="9pt" style:font-size-asian="9pt" style:font-size-complex="8pt"/>
    </style:style>
    <style:style style:name="P16" style:parent-style-name="Standard" style:family="paragraph">
      <style:text-properties style:font-name="Arial" style:font-name-complex="Arial" fo:font-size="9pt" style:font-size-asian="9pt" style:font-size-complex="8pt"/>
    </style:style>
    <style:style style:name="P17" style:parent-style-name="Fußzeile" style:family="paragraph">
      <style:paragraph-properties fo:margin-top="0.0833in"/>
    </style:style>
    <style:style style:family="graphic" style:name="a6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ge-content" style:vertical-rel="paragraph" style:horizontal-pos="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draw:frame draw:z-index="251660288" draw:id="id0" draw:style-name="a0" draw:name="Text Box 7" text:anchor-type="paragraph" svg:x="2.79722in" svg:y="0.69514in" svg:width="4.05139in" svg:height="0.375in" style:rel-width="scale" style:rel-height="scale"><draw:text-box><text:p text:style-name="P3"><text:s text:c="20"/>Ihr Partner in Sachen IT-Dienstleistungen!</text:p></draw:text-box><svg:title/><svg:desc/></draw:frame><text:span text:style-name="T4"><draw:frame draw:style-name="a1" draw:name="Grafik 1" text:anchor-type="as-char" svg:x="0in" svg:y="0in" svg:width="3.53388in" svg:height="1.21573in" style:rel-width="scale" style:rel-height="scale"><draw:image xlink:href="media/image1.png" xlink:type="simple" xlink:show="embed" xlink:actuate="onLoad"/><svg:title/><svg:desc/></draw:frame></text:span><draw:frame draw:z-index="251659264" draw:id="id1" draw:style-name="a2" draw:name="Text Box 6" text:anchor-type="paragraph" svg:x="-0.15625in" svg:y="-0.35278in" svg:width="3.88542in" svg:height="0.8125in" style:rel-width="scale" style:rel-height="scale"><draw:text-box><text:p text:style-name="P5"/></draw:text-box><svg:title/><svg:desc/></draw:frame></text:p>
      </style:header>
      <style:footer>
        <text:p text:style-name="Fußzeile"><draw:frame draw:z-index="251669504" draw:id="id2" draw:style-name="a3" draw:name="Text Box 3" text:anchor-type="paragraph" svg:x="1.49514in" svg:y="0.01042in" svg:width="2.81181in" svg:height="0.78125in" style:rel-width="scale" style:rel-height="scale"><draw:text-box><text:p text:style-name="P6">Solaris Bank</text:p><text:p text:style-name="P7">IBAN: DE34 1101 0100 2497 6973 56</text:p><text:p text:style-name="P8">BIC: SOBKDEBBXXX</text:p><text:p text:style-name="P9"/></draw:text-box><svg:title/><svg:desc/></draw:frame><draw:frame draw:z-index="251668480" draw:id="id3" draw:style-name="a4" draw:name="Text Box 2" text:anchor-type="paragraph" svg:x="3.95347in" svg:y="0.01111in" svg:width="3.11389in" svg:height="1.03125in" style:rel-width="scale" style:rel-height="scale"><draw:text-box><text:p text:style-name="P10">Steuer-Nr.:1081 0802 613 FA Stendal</text:p><text:p text:style-name="P11">HReg.: Amtsgericht Stendal HRB 25980</text:p><text:p text:style-name="P12">Geschäftsführer: Maik Hoffmann</text:p><text:p text:style-name="P13"/></draw:text-box><svg:title/><svg:desc/></draw:frame><draw:frame draw:z-index="251667456" draw:id="id4" draw:style-name="a5" draw:name="Text Box 1" text:anchor-type="paragraph" svg:x="-0.11389in" svg:y="0.01111in" svg:width="1.55764in" svg:height="0.875in" style:rel-width="scale" style:rel-height="scale"><draw:text-box><text:p text:style-name="P14">Softnetz UG (haftungsbeschränkt)</text:p><text:p text:style-name="P15">Sturmholzsiedlung 20</text:p><text:p text:style-name="P16">39576 Stendal</text:p></draw:text-box><svg:title/><svg:desc/></draw:frame><draw:connector draw:type="line" svg:x1="0in" svg:y1="-0.06319in" svg:x2="6.25in" svg:y2="-0.06319in" draw:z-index="251670528" draw:id="id5" draw:style-name="a6" draw:name="Line 8" text:anchor-type="paragraph"><svg:title/><svg:desc/></draw:connector></text:p>
        <text:p text:style-name="P17"/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Marcel Badke</dc:creator>
    <meta:creation-date>2018-08-01T13:26:00Z</meta:creation-date>
    <dc:date>2018-08-24T11:25:00Z</dc:date>
    <meta:print-date>2018-08-01T13:36:00Z</meta:print-date>
    <meta:template xlink:href="Normal" xlink:type="simple"/>
    <meta:editing-cycles>5</meta:editing-cycles>
    <meta:editing-duration>PT0S</meta:editing-duration>
    <meta:document-statistic meta:page-count="1" meta:paragraph-count="1" meta:word-count="55" meta:character-count="405" meta:row-count="2" meta:non-whitespace-character-count="351"/>
  </office:meta>
</office:document-meta>
</file>